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nux Biolinum G" svg:font-family="'Linux Biolinum G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8f25" officeooo:paragraph-rsid="00098f25"/>
    </style:style>
    <style:style style:name="P2" style:family="paragraph" style:parent-style-name="Standard">
      <style:text-properties officeooo:rsid="00082884" officeooo:paragraph-rsid="000b8a8e"/>
    </style:style>
    <style:style style:name="P3" style:family="paragraph" style:parent-style-name="Standard">
      <style:text-properties officeooo:rsid="00082884" officeooo:paragraph-rsid="000b10e9"/>
    </style:style>
    <style:style style:name="P4" style:family="paragraph" style:parent-style-name="Standard">
      <style:text-properties officeooo:rsid="00088650" officeooo:paragraph-rsid="0012168b"/>
    </style:style>
    <style:style style:name="P5" style:family="paragraph" style:parent-style-name="Standard">
      <style:text-properties officeooo:rsid="0012168b" officeooo:paragraph-rsid="0012168b"/>
    </style:style>
    <style:style style:name="P6" style:family="paragraph" style:parent-style-name="Standard">
      <style:text-properties officeooo:rsid="0012168b" officeooo:paragraph-rsid="00131089"/>
    </style:style>
    <style:style style:name="P7" style:family="paragraph" style:parent-style-name="Standard">
      <style:text-properties officeooo:rsid="00131089" officeooo:paragraph-rsid="00131089"/>
    </style:style>
    <style:style style:name="P8" style:family="paragraph" style:parent-style-name="Standard">
      <style:text-properties officeooo:rsid="00131089" officeooo:paragraph-rsid="00131089"/>
    </style:style>
    <style:style style:name="P9" style:family="paragraph" style:parent-style-name="Standard">
      <style:text-properties officeooo:rsid="00082884" officeooo:paragraph-rsid="000b10e9"/>
    </style:style>
    <style:style style:name="P10" style:family="paragraph" style:parent-style-name="Standard">
      <style:text-properties officeooo:rsid="00082884" officeooo:paragraph-rsid="0015514e"/>
    </style:style>
    <style:style style:name="P11" style:family="paragraph" style:parent-style-name="Standard">
      <style:text-properties officeooo:rsid="0015514e" officeooo:paragraph-rsid="000b10e9"/>
    </style:style>
    <style:style style:name="P12" style:family="paragraph" style:parent-style-name="Standard">
      <style:text-properties officeooo:rsid="0015514e" officeooo:paragraph-rsid="0015514e"/>
    </style:style>
    <style:style style:name="P13" style:family="paragraph" style:parent-style-name="Standard">
      <style:text-properties officeooo:rsid="0012168b" officeooo:paragraph-rsid="00131089"/>
    </style:style>
    <style:style style:name="P14" style:family="paragraph">
      <style:paragraph-properties fo:text-align="center"/>
    </style:style>
    <style:style style:name="T1" style:family="text">
      <style:text-properties officeooo:rsid="0012168b"/>
    </style:style>
    <style:style style:name="T2" style:family="text">
      <style:text-properties officeooo:rsid="00131089"/>
    </style:style>
    <style:style style:name="T3" style:family="text">
      <style:text-properties fo:color="#000000" style:font-name="Linux Biolinum G" fo:font-size="12pt" fo:font-style="normal" fo:font-weight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style:style style:name="gr1" style:family="graphic">
      <style:graphic-properties draw:stroke="solid" svg:stroke-width="3pt" svg:stroke-color="#000000" svg:stroke-opacity="0%" draw:stroke-linejoin="round" draw:fill-color="#00cc00" draw:opacity="0%" draw:textarea-horizontal-align="center" draw:textarea-vertical-align="middle" fo:padding-top="1.5pt" fo:padding-bottom="1.5pt" fo:padding-left="1.5pt" fo:padding-right="1.5pt" draw:shadow="visible" draw:shadow-offset-x="0pt" draw:shadow-offset-y="0pt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5" svg:stroke-width="3pt" svg:stroke-color="#000000" svg:stroke-opacity="75%" draw:stroke-linejoin="miter" draw:fill-color="#00cc00" draw:opacity="50%" draw:textarea-horizontal-align="center" draw:textarea-vertical-align="middle" fo:padding-top="1.5pt" fo:padding-bottom="1.5pt" fo:padding-left="1.5pt" fo:padding-right="1.5pt" draw:shadow="visible" draw:shadow-offset-x="0pt" draw:shadow-offset-y="0pt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Dashed_20__28_var_29__20_5" svg:stroke-width="3pt" svg:stroke-color="#000000" svg:stroke-opacity="0%" draw:stroke-linejoin="miter" draw:fill-color="#ffffff" draw:opacity="0%" draw:textarea-horizontal-align="center" draw:textarea-vertical-align="middle" fo:padding-top="1.5pt" fo:padding-bottom="1.5pt" fo:padding-left="1.5pt" fo:padding-right="1.5pt" draw:shadow="visible" draw:shadow-offset-x="0pt" draw:shadow-offset-y="0pt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solid" draw:stroke-dash="Dashed_20__28_var_29__20_5" svg:stroke-width="3pt" svg:stroke-color="#000000" svg:stroke-opacity="75%" draw:stroke-linejoin="miter" draw:fill-color="#ffffff" draw:opacity="5%" draw:textarea-horizontal-align="center" draw:textarea-vertical-align="middle" fo:padding-top="1.5pt" fo:padding-bottom="1.5pt" fo:padding-left="1.5pt" fo:padding-right="1.5pt" draw:shadow="visible" draw:shadow-offset-x="0pt" draw:shadow-offset-y="0pt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solid" draw:stroke-dash="Dashed_20__28_var_29__20_5" svg:stroke-width="3pt" svg:stroke-color="#000000" svg:stroke-opacity="75%" draw:stroke-linejoin="miter" draw:fill-color="#00cc00" draw:opacity="50%" draw:textarea-horizontal-align="center" draw:textarea-vertical-align="middle" fo:padding-top="1.5pt" fo:padding-bottom="1.5pt" fo:padding-left="1.5pt" fo:padding-right="1.5pt" draw:shadow="visible" draw:shadow-offset-x="0pt" draw:shadow-offset-y="0pt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Dashed_20__28_var_29__20_4" svg:stroke-width="0.99pt" svg:stroke-color="#000000" svg:stroke-opacity="100%" draw:stroke-linejoin="round" svg:stroke-linecap="butt" draw:textarea-horizontal-align="center" draw:textarea-vertical-align="middle" fo:padding-top="0.51pt" fo:padding-bottom="0.51pt" fo:padding-left="0.51pt" fo:padding-right="0.51pt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stroke="solid" draw:stroke-dash="Dashed_20__28_var_29__20_4" svg:stroke-width="15pt" svg:stroke-color="#000000" svg:stroke-opacity="100%" draw:stroke-linejoin="round" svg:stroke-linecap="square" draw:textarea-horizontal-align="center" draw:textarea-vertical-align="middle" fo:padding-top="7.51pt" fo:padding-bottom="7.51pt" fo:padding-left="7.51pt" fo:padding-right="7.51pt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stroke-dash="Dashed_20__28_var_29__20_4" svg:stroke-width="15pt" svg:stroke-color="#000000" svg:stroke-opacity="0%" draw:stroke-linejoin="round" svg:stroke-linecap="square" draw:fill="none" draw:fill-color="#000000" draw:opacity="100%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draw:stroke="solid" draw:stroke-dash="Dashed_20__28_var_29__20_4" svg:stroke-width="15pt" svg:stroke-color="#000000" svg:stroke-opacity="100%" draw:stroke-linejoin="round" svg:stroke-linecap="round" draw:textarea-horizontal-align="center" draw:textarea-vertical-align="middle" fo:padding-top="7.51pt" fo:padding-bottom="7.51pt" fo:padding-left="7.51pt" fo:padding-right="7.51pt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draw:stroke="none" draw:stroke-dash="Dashed_20__28_var_29__20_4" svg:stroke-width="15pt" svg:stroke-color="#000000" svg:stroke-opacity="0%" draw:stroke-linejoin="round" svg:stroke-linecap="round" draw:fill="none" draw:fill-color="#000000" draw:opacity="100%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draw:stroke="solid" draw:stroke-dash="Dashed_20__28_var_29__20_4" svg:stroke-width="15pt" svg:stroke-color="#000000" svg:stroke-opacity="100%" draw:stroke-linejoin="round" svg:stroke-linecap="butt" draw:textarea-horizontal-align="center" draw:textarea-vertical-align="middle" fo:padding-top="7.51pt" fo:padding-bottom="7.51pt" fo:padding-left="7.51pt" fo:padding-right="7.51pt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2" style:family="graphic">
      <style:graphic-properties draw:stroke="none" draw:stroke-dash="Dashed_20__28_var_29__20_4" svg:stroke-width="15pt" svg:stroke-color="#000000" svg:stroke-opacity="0%" draw:stroke-linejoin="round" svg:stroke-linecap="butt" draw:fill="none" draw:fill-color="#000000" draw:opacity="100%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1" draw:z-index="0" draw:name="turtle" draw:style-name="gr1" draw:text-style-name="P14" drawooo:display="printer" svg:width="0pt" svg:height="0pt" svg:x="299.11pt" svg:y="422.45pt" svg:viewBox="0 0 0 0" draw:points="0,0">
        <text:p/>
      </draw:polygon>
      <draw:polygon text:anchor-type="page" text:anchor-page-number="1" draw:z-index="1" draw:name="turtle" draw:style-name="gr2" draw:text-style-name="P14" drawooo:display="printer" svg:width="0pt" svg:height="0pt" svg:x="296.11pt" svg:y="219.46pt" svg:viewBox="0 0 0 0" draw:points="0,0">
        <text:p/>
      </draw:polygon>
      <draw:polygon text:anchor-type="page" text:anchor-page-number="1" draw:z-index="2" draw:name="turtle" draw:style-name="gr3" draw:text-style-name="P14" drawooo:display="printer" svg:width="0pt" svg:height="0pt" svg:x="297.44pt" svg:y="220.71pt" svg:viewBox="0 0 0 0" draw:points="0,0">
        <text:p/>
      </draw:polygon>
      <draw:polygon text:anchor-type="page" text:anchor-page-number="1" draw:z-index="3" draw:name="turtle" draw:style-name="gr4" draw:text-style-name="P14" drawooo:display="printer" svg:width="0pt" svg:height="0pt" svg:x="296.11pt" svg:y="459.44pt" svg:viewBox="0 0 0 0" draw:points="0,0">
        <text:p/>
      </draw:polygon>
      <draw:polygon text:anchor-type="page" text:anchor-page-number="1" draw:z-index="4" draw:name="turtle" draw:style-name="gr2" draw:text-style-name="P14" drawooo:display="printer" svg:width="0pt" svg:height="0pt" svg:x="356.14pt" svg:y="459.44pt" svg:viewBox="0 0 0 0" draw:points="0,0">
        <text:p/>
      </draw:polygon>
      <draw:polygon text:anchor-type="page" text:anchor-page-number="0" draw:z-index="5" draw:name="turtle" draw:style-name="gr5" draw:text-style-name="P14" drawooo:display="printer" svg:width="0pt" svg:height="0pt" svg:x="357.14pt" svg:y="480.5pt" svg:viewBox="0 0 0 0" draw:points="0,0">
        <text:p/>
      </draw:polygon>
      <draw:line text:anchor-type="page" text:anchor-page-number="0" draw:z-index="6" draw:style-name="gr6" draw:text-style-name="P14" svg:x1="297.21pt" svg:y1="420.49pt" svg:x2="337.21pt" svg:y2="420.49pt">
        <text:p/>
      </draw:line>
      <draw:line text:anchor-type="page" text:anchor-page-number="0" draw:z-index="7" draw:style-name="gr7" draw:text-style-name="P14" svg:x1="297.21pt" svg:y1="440.56pt" svg:x2="337.21pt" svg:y2="440.56pt">
        <text:p/>
      </draw:line>
      <draw:rect text:anchor-type="page" text:anchor-page-number="0" draw:z-index="8" draw:style-name="gr8" draw:text-style-name="P14" svg:width="103.46pt" svg:height="14.06pt" svg:x="365.44pt" svg:y="433.5pt">
        <text:p><text:span text:style-name="T3">PENCAP "square"</text:span></text:p>
      </draw:rect>
      <draw:line text:anchor-type="page" text:anchor-page-number="0" draw:z-index="9" draw:style-name="gr9" draw:text-style-name="P14" svg:x1="297.21pt" svg:y1="460.49pt" svg:x2="337.21pt" svg:y2="460.49pt">
        <text:p/>
      </draw:line>
      <draw:rect text:anchor-type="page" text:anchor-page-number="0" draw:z-index="10" draw:style-name="gr10" draw:text-style-name="P14" svg:width="97.43pt" svg:height="14.06pt" svg:x="365.44pt" svg:y="453.49pt">
        <text:p><text:span text:style-name="T3">PENCAP "round"</text:span></text:p>
      </draw:rect>
      <draw:line text:anchor-type="page" text:anchor-page-number="0" draw:z-index="11" draw:style-name="gr11" draw:text-style-name="P14" svg:x1="297.21pt" svg:y1="480.56pt" svg:x2="337.21pt" svg:y2="480.56pt">
        <text:p/>
      </draw:line>
      <draw:rect text:anchor-type="page" text:anchor-page-number="0" draw:z-index="12" draw:style-name="gr12" draw:text-style-name="P14" svg:width="92.52pt" svg:height="14.06pt" svg:x="365.95pt" svg:y="473.5pt">
        <text:p><text:span text:style-name="T3">PENCAP "none"</text:span></text:p>
      </draw:rec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LEARSCREEN</text:p>
      <text:p text:style-name="P1">HOME</text:p>
      <text:p text:style-name="P2">HIDETURTLE</text:p>
      <text:p text:style-name="P10"/>
      <text:p text:style-name="P12">RIGHT 90</text:p>
      <text:p text:style-name="P12">FORWARD 40 PENUP RIGHT 90</text:p>
      <text:p text:style-name="P12">FORWARD 20 LEFT 90 BACK 40 PENDOWN</text:p>
      <text:p text:style-name="P3"/>
      <text:p text:style-name="P3">PENWIDTH <text:span text:style-name="T1">15</text:span></text:p>
      <text:p text:style-name="P11"/>
      <text:p text:style-name="P3"/>
      <text:p text:style-name="P7">PENCAP “square”</text:p>
      <text:p text:style-name="P6">FORWARD 40 PENUP </text:p>
      <text:p text:style-name="P7">FORWARD 80 HEADING 0 LABEL “PENCAP "square"” HEADING 3h BACK 80 </text:p>
      <text:p text:style-name="P6"><text:span text:style-name="T2">RIGHT 90 </text:span>FORWARD 20 <text:span text:style-name="T2">LEFT 90 BACK 40 </text:span>PENDOWN</text:p>
      <text:p text:style-name="P5">PENCAP “round”</text:p>
      <text:p text:style-name="P6">FORWARD 40 PENUP </text:p>
      <text:p text:style-name="P7">FORWARD 77 HEADING 0 LABEL “PENCAP "round"” HEADING 3h BACK 77</text:p>
      <text:p text:style-name="P6"><text:span text:style-name="T2">RIGHT 90 </text:span>FORWARD 20 <text:span text:style-name="T2">LEFT 90 BACK 40 </text:span>PENDOWN</text:p>
      <text:p text:style-name="P5">PENCAP “<text:span text:style-name="T2">none</text:span>”</text:p>
      <text:p text:style-name="P6">FORWARD 40 PENUP </text:p>
      <text:p text:style-name="P7">FORWARD 75 HEADING 0 LABEL “PENCAP "none"” HEADING 3h BACK 75</text:p>
      <text:p text:style-name="P6">FORWARD 20 PENDOWN</text:p>
      <text:p text:style-name="P6"/>
      <text:p text:style-name="P12">PENWIDTH 1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nux Biolinum G" svg:font-family="'Linux Biolinum G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4" draw:display-name="Dashed (var) 4" draw:style="rect" draw:dots1="1" draw:distance="0pt"/>
    <draw:stroke-dash draw:name="Dashed_20__28_var_29__20_5" draw:display-name="Dashed (var) 5" draw:style="rect" draw:dots2="1" draw:dots2-length="0.57pt" draw:distance="0.57pt"/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2:02:38.127186832</meta:creation-date>
    <dc:title>template-default</dc:title>
    <meta:generator>LibreOffice/4.2.8.2$Linux_x86 LibreOffice_project/420m0$Build-2</meta:generator>
    <meta:editing-duration>PT3H53M4S</meta:editing-duration>
    <meta:editing-cycles>10</meta:editing-cycles>
    <dc:date>2016-07-30T10:31:06.043083029</dc:date>
    <meta:document-statistic meta:table-count="0" meta:image-count="0" meta:object-count="0" meta:page-count="1" meta:paragraph-count="20" meta:word-count="90" meta:character-count="497" meta:non-whitespace-character-count="423"/>
    <meta:template xlink:type="simple" xlink:actuate="onRequest" xlink:title="template-default" xlink:href="../../../.config/libreoffice/4/user/template/template-default.ott" meta:date="2016-07-29T12:02:37.694781336"/>
  </office:meta>
</office:document-meta>
</file>